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-color="#00a933"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796cm" svg:height="15.527cm" svg:x="0.087cm" svg:y="0.1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796cm" svg:height="15.527cm" svg:x="0.087cm" svg:y="0.1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6T10:56:36.671000000</meta:creation-date>
    <dc:date>2025-06-16T14:38:24.809000000</dc:date>
    <meta:editing-duration>PT13M52S</meta:editing-duration>
    <meta:editing-cycles>2</meta:editing-cycles>
    <meta:generator>LibreOffice/7.3.1.3$Windows_X86_64 LibreOffice_project/a69ca51ded25f3eefd52d7bf9a5fad8c90b87951</meta:generator>
    <meta:document-statistic meta:object-count="3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836cm" svg:y="0.446cm" chart:style-name="ch2">
          <text:p>E - A3568</text:p>
        </chart:title>
        <chart:legend chart:legend-position="end" svg:x="23.497cm" svg:y="6.967cm" style:legend-expansion="high" chart:style-name="ch3"/>
        <chart:plot-area chart:style-name="ch4" chart:data-source-has-labels="both" svg:x="1.566cm" svg:y="1.535cm" svg:width="21.376cm" svg:height="12.702cm">
          <chart:coordinate-region svg:x="2.187cm" svg:y="1.535cm" svg:width="20.755cm" svg:height="8.961cm"/>
          <chart:axis chart:dimension="x" chart:name="primary-x" chart:style-name="ch5" chartooo:axis-type="auto">
            <chartooo:date-scale/>
            <chart:title svg:x="11.787cm" svg:y="14.547cm" chart:style-name="ch6">
              <text:p>TASK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0.451cm" svg:y="8.711cm" chart:style-name="ch9">
              <text:p>TIME (Hr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9" chart:label-cell-address="local-table.$B$1" chart:class="chart:bar">
            <chart:data-point chart:repeated="8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series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PLAN TIME</text:p>
              </table:table-cell>
              <table:table-cell office:value-type="string">
                <text:p>ACTUAL CYCLE TIME</text:p>
              </table:table-cell>
              <table:table-cell office:value-type="string">
                <text:p>TOTAL CYCLE TIME</text:p>
              </table:table-cell>
            </table:table-row>
          </table:table-header-rows>
          <table:table-rows>
            <table:table-row>
              <table:table-cell office:value-type="string">
                <text:p>Truss ASSY</text:p>
              </table:table-cell>
              <table:table-cell office:value-type="float" office:value="5">
                <text:p>5</text:p>
              </table:table-cell>
              <table:table-cell office:value-type="float" office:value="4.41">
                <text:p>4.41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Heat - Induced Realignment</text:p>
              </table:table-cell>
              <table:table-cell office:value-type="float" office:value="3">
                <text:p>3</text:p>
              </table:table-cell>
              <table:table-cell office:value-type="float" office:value="1.53">
                <text:p>1.5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Top Track ASSY</text:p>
              </table:table-cell>
              <table:table-cell office:value-type="float" office:value="10">
                <text:p>10</text:p>
              </table:table-cell>
              <table:table-cell office:value-type="float" office:value="13.2">
                <text:p>13.2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Bottom Track ASSY</text:p>
              </table:table-cell>
              <table:table-cell office:value-type="float" office:value="8">
                <text:p>8</text:p>
              </table:table-cell>
              <table:table-cell office:value-type="float" office:value="9.01">
                <text:p>9.0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Incline Track  ASSY</text:p>
              </table:table-cell>
              <table:table-cell office:value-type="float" office:value="8">
                <text:p>8</text:p>
              </table:table-cell>
              <table:table-cell office:value-type="float" office:value="7.53">
                <text:p>7.53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Step  Installation</text:p>
              </table:table-cell>
              <table:table-cell office:value-type="float" office:value="7">
                <text:p>7</text:p>
              </table:table-cell>
              <table:table-cell office:value-type="float" office:value="4.47">
                <text:p>4.47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Step Alignment</text:p>
              </table:table-cell>
              <table:table-cell office:value-type="float" office:value="6">
                <text:p>6</text:p>
              </table:table-cell>
              <table:table-cell office:value-type="float" office:value="5.12">
                <text:p>5.1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Escalator Final Assembly</text:p>
              </table:table-cell>
              <table:table-cell office:value-type="float" office:value="13">
                <text:p>13</text:p>
              </table:table-cell>
              <table:table-cell office:value-type="float" office:value="14.03">
                <text:p>14.03</text:p>
              </table:table-cell>
              <table:table-cell office:value-type="float" office:value="23.3">
                <text:p>2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836cm" svg:y="0.446cm" chart:style-name="ch2">
          <text:p>E - A3571</text:p>
        </chart:title>
        <chart:legend chart:legend-position="end" svg:x="23.497cm" svg:y="6.967cm" style:legend-expansion="high" chart:style-name="ch3"/>
        <chart:plot-area chart:style-name="ch4" chart:data-source-has-labels="both" svg:x="1.566cm" svg:y="1.535cm" svg:width="21.376cm" svg:height="12.702cm">
          <chart:coordinate-region svg:x="2.187cm" svg:y="1.535cm" svg:width="20.755cm" svg:height="8.961cm"/>
          <chart:axis chart:dimension="x" chart:name="primary-x" chart:style-name="ch5" chartooo:axis-type="auto">
            <chartooo:date-scale/>
            <chart:title svg:x="11.787cm" svg:y="14.547cm" chart:style-name="ch6">
              <text:p>TASK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0.451cm" svg:y="8.711cm" chart:style-name="ch9">
              <text:p>TIME (Hr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9" chart:label-cell-address="local-table.$B$1" chart:class="chart:bar">
            <chart:data-point chart:repeated="8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series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PLAN TIME</text:p>
              </table:table-cell>
              <table:table-cell office:value-type="string">
                <text:p>ACTUAL CYCLE TIME</text:p>
              </table:table-cell>
              <table:table-cell office:value-type="string">
                <text:p>TOTAL CYCLE TIME</text:p>
              </table:table-cell>
            </table:table-row>
          </table:table-header-rows>
          <table:table-rows>
            <table:table-row>
              <table:table-cell office:value-type="string">
                <text:p>Truss ASSY</text:p>
              </table:table-cell>
              <table:table-cell office:value-type="float" office:value="5">
                <text:p>5</text:p>
              </table:table-cell>
              <table:table-cell office:value-type="float" office:value="4.49">
                <text:p>4.4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Heat - Induced Realignment</text:p>
              </table:table-cell>
              <table:table-cell office:value-type="float" office:value="3">
                <text:p>3</text:p>
              </table:table-cell>
              <table:table-cell office:value-type="float" office:value="1.23">
                <text:p>1.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Top Track ASSY</text:p>
              </table:table-cell>
              <table:table-cell office:value-type="float" office:value="10">
                <text:p>10</text:p>
              </table:table-cell>
              <table:table-cell office:value-type="float" office:value="11.14">
                <text:p>11.14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Bottom Track ASSY</text:p>
              </table:table-cell>
              <table:table-cell office:value-type="float" office:value="8">
                <text:p>8</text:p>
              </table:table-cell>
              <table:table-cell office:value-type="float" office:value="9.08">
                <text:p>9.0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Incline Track  ASSY</text:p>
              </table:table-cell>
              <table:table-cell office:value-type="float" office:value="8">
                <text:p>8</text:p>
              </table:table-cell>
              <table:table-cell office:value-type="float" office:value="7.35">
                <text:p>7.3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Step  Installation</text:p>
              </table:table-cell>
              <table:table-cell office:value-type="float" office:value="7">
                <text:p>7</text:p>
              </table:table-cell>
              <table:table-cell office:value-type="float" office:value="5.49">
                <text:p>5.49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Step Alignment</text:p>
              </table:table-cell>
              <table:table-cell office:value-type="float" office:value="6">
                <text:p>6</text:p>
              </table:table-cell>
              <table:table-cell office:value-type="float" office:value="5.37">
                <text:p>5.37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Escalator Final Assembly</text:p>
              </table:table-cell>
              <table:table-cell office:value-type="float" office:value="13">
                <text:p>13</text:p>
              </table:table-cell>
              <table:table-cell office:value-type="float" office:value="13.46">
                <text:p>13.46</text:p>
              </table:table-cell>
              <table:table-cell office:value-type="float" office:value="19.34">
                <text:p>19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836cm" svg:y="0.446cm" chart:style-name="ch2">
          <text:p>E - A3573</text:p>
        </chart:title>
        <chart:legend chart:legend-position="end" svg:x="23.497cm" svg:y="6.967cm" style:legend-expansion="high" chart:style-name="ch3"/>
        <chart:plot-area chart:style-name="ch4" chart:data-source-has-labels="both" svg:x="1.566cm" svg:y="1.535cm" svg:width="21.376cm" svg:height="12.702cm">
          <chart:coordinate-region svg:x="2.187cm" svg:y="1.535cm" svg:width="20.755cm" svg:height="8.961cm"/>
          <chart:axis chart:dimension="x" chart:name="primary-x" chart:style-name="ch5" chartooo:axis-type="auto">
            <chartooo:date-scale/>
            <chart:title svg:x="11.787cm" svg:y="14.547cm" chart:style-name="ch6">
              <text:p>TASK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0.451cm" svg:y="8.711cm" chart:style-name="ch9">
              <text:p>TIME (Hr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9" chart:label-cell-address="local-table.$B$1" chart:class="chart:bar">
            <chart:data-point chart:repeated="8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series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 PLAN TIME</text:p>
              </table:table-cell>
              <table:table-cell office:value-type="string">
                <text:p>ACTUAL CYCLE TIME</text:p>
              </table:table-cell>
              <table:table-cell office:value-type="string">
                <text:p>TOTAL CYCLE TIME</text:p>
              </table:table-cell>
            </table:table-row>
          </table:table-header-rows>
          <table:table-rows>
            <table:table-row>
              <table:table-cell office:value-type="string">
                <text:p>Truss ASSY</text:p>
              </table:table-cell>
              <table:table-cell office:value-type="float" office:value="5">
                <text:p>5</text:p>
              </table:table-cell>
              <table:table-cell office:value-type="float" office:value="4.32">
                <text:p>4.3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Heat - Induced Realignment</text:p>
              </table:table-cell>
              <table:table-cell office:value-type="float" office:value="3">
                <text:p>3</text:p>
              </table:table-cell>
              <table:table-cell office:value-type="float" office:value="1.41">
                <text:p>1.4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Top Track ASSY</text:p>
              </table:table-cell>
              <table:table-cell office:value-type="float" office:value="10">
                <text:p>10</text:p>
              </table:table-cell>
              <table:table-cell office:value-type="float" office:value="11.47">
                <text:p>11.47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Bottom Track ASSY</text:p>
              </table:table-cell>
              <table:table-cell office:value-type="float" office:value="8">
                <text:p>8</text:p>
              </table:table-cell>
              <table:table-cell office:value-type="float" office:value="9.09">
                <text:p>9.09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Incline Track  ASSY</text:p>
              </table:table-cell>
              <table:table-cell office:value-type="float" office:value="8">
                <text:p>8</text:p>
              </table:table-cell>
              <table:table-cell office:value-type="float" office:value="7.45">
                <text:p>7.4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Step  Installation</text:p>
              </table:table-cell>
              <table:table-cell office:value-type="float" office:value="7">
                <text:p>7</text:p>
              </table:table-cell>
              <table:table-cell office:value-type="float" office:value="5.12">
                <text:p>5.12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Step Alignment</text:p>
              </table:table-cell>
              <table:table-cell office:value-type="float" office:value="6">
                <text:p>6</text:p>
              </table:table-cell>
              <table:table-cell office:value-type="float" office:value="5.51">
                <text:p>5.51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Escalator Final Assembly</text:p>
              </table:table-cell>
              <table:table-cell office:value-type="float" office:value="13">
                <text:p>13</text:p>
              </table:table-cell>
              <table:table-cell office:value-type="float" office:value="15.27">
                <text:p>15.27</text:p>
              </table:table-cell>
              <table:table-cell office:value-type="float" office:value="22.08">
                <text:p>22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e0c2c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0.653cm" svg:y="0.446cm" chart:style-name="ch2">
          <text:p>COMPARISON OF ALL 3 JOBS</text:p>
        </chart:title>
        <chart:legend chart:legend-position="end" svg:x="25.693cm" svg:y="6.967cm" style:legend-expansion="high" chart:style-name="ch3"/>
        <chart:plot-area chart:style-name="ch4" chart:data-source-has-labels="both" svg:x="1.566cm" svg:y="1.535cm" svg:width="23.572cm" svg:height="13.683cm">
          <chart:coordinate-region svg:x="2.373cm" svg:y="1.735cm" svg:width="22.765cm" svg:height="12.836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</text:p>
              </table:table-cell>
              <table:table-cell office:value-type="string">
                <text:p>ACTUAL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60">
                <text:p>60</text:p>
              </table:table-cell>
              <table:table-cell office:value-type="float" office:value="59.21">
                <text:p>59.21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60">
                <text:p>60</text:p>
              </table:table-cell>
              <table:table-cell office:value-type="float" office:value="61.24">
                <text:p>61.24</text:p>
              </table:table-cell>
              <table:table-cell office:value-type="float" office:value="82.28">
                <text:p>82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e0c2c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1.619cm" svg:y="0.446cm" chart:style-name="ch2">
          <text:p>NVA CONTRIBUTION</text:p>
        </chart:title>
        <chart:legend chart:legend-position="end" svg:x="25.296cm" svg:y="6.718cm" style:legend-expansion="high" chart:style-name="ch3"/>
        <chart:plot-area chart:style-name="ch4" chart:data-source-has-labels="both" svg:x="1.566cm" svg:y="1.535cm" svg:width="23.175cm" svg:height="13.683cm">
          <chart:coordinate-region svg:x="2.187cm" svg:y="1.734cm" svg:width="22.554cm" svg:height="12.837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E$2:.$E$4" chart:label-cell-address="local-table.$E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</text:p>
              </table:table-cell>
              <table:table-cell office:value-type="string">
                <text:p>MACHINE</text:p>
              </table:table-cell>
              <table:table-cell office:value-type="string">
                <text:p>MATERIAL</text:p>
              </table:table-cell>
              <table:table-cell office:value-type="string">
                <text:p>METHOD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10.43">
                <text:p>10.43</text:p>
              </table:table-cell>
              <table:table-cell office:value-type="float" office:value="4.42">
                <text:p>4.42</text:p>
              </table:table-cell>
              <table:table-cell office:value-type="float" office:value="4.45">
                <text:p>4.4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8.44">
                <text:p>8.44</text:p>
              </table:table-cell>
              <table:table-cell office:value-type="float" office:value="3.33">
                <text:p>3.33</text:p>
              </table:table-cell>
              <table:table-cell office:value-type="float" office:value="4.31">
                <text:p>4.31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7.08">
                <text:p>7.08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  <table:table-cell office:value-type="float" office:value="7.12">
                <text:p>7.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e0c2c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7cm" svg:height="15.528cm" xlink:href="." xlink:type="simple" chart:class="chart:bar" chart:style-name="ch1">
        <chart:title svg:x="12.465cm" svg:y="0.446cm" chart:style-name="ch2">
          <text:p>MAN HOURS</text:p>
        </chart:title>
        <chart:legend chart:legend-position="end" svg:x="25.693cm" svg:y="6.967cm" style:legend-expansion="high" chart:style-name="ch3"/>
        <chart:plot-area chart:style-name="ch4" chart:data-source-has-labels="both" svg:x="1.566cm" svg:y="1.535cm" svg:width="23.572cm" svg:height="13.683cm">
          <chart:coordinate-region svg:x="2.558cm" svg:y="1.735cm" svg:width="22.58cm" svg:height="12.836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9.201cm" chart:style-name="ch8">
              <text:p>TIME (Hrs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</text:p>
              </table:table-cell>
              <table:table-cell office:value-type="string">
                <text:p>ACTUAL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 – A3568</text:p>
              </table:table-cell>
              <table:table-cell office:value-type="float" office:value="2040">
                <text:p>2040</text:p>
              </table:table-cell>
              <table:table-cell office:value-type="float" office:value="2190">
                <text:p>2190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E – A3571</text:p>
              </table:table-cell>
              <table:table-cell office:value-type="float" office:value="2040">
                <text:p>2040</text:p>
              </table:table-cell>
              <table:table-cell office:value-type="float" office:value="2255.18">
                <text:p>2255.18</text:p>
              </table:table-cell>
              <table:table-cell office:value-type="float" office:value="3227.28">
                <text:p>3227.28</text:p>
              </table:table-cell>
            </table:table-row>
            <table:table-row>
              <table:table-cell office:value-type="string">
                <text:p>E – A3573</text:p>
              </table:table-cell>
              <table:table-cell office:value-type="float" office:value="2040">
                <text:p>2040</text:p>
              </table:table-cell>
              <table:table-cell office:value-type="float" office:value="2210.24">
                <text:p>2210.24</text:p>
              </table:table-cell>
              <table:table-cell office:value-type="float" office:value="2968.48">
                <text:p>2968.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